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 table:default-cell-style-name="ce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number-columns-repeated="16380"/>
        </table:table-row>
        <table:table-row table:style-name="ro2" table:number-rows-repeated="104849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0">0000/00/00</text:date>, <text:time style:data-style-name="N2" text:time-value="16:40:53.449694736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4.3$Linux_X86_64 LibreOffice_project/520$Build-3</meta:generator>
    <dc:date>2025-07-10T17:17:05.538277431</dc:date>
    <meta:editing-duration>PT12H6S</meta:editing-duration>
    <meta:editing-cycles>159</meta:editing-cycles>
    <meta:document-statistic meta:table-count="1" meta:cell-count="308" meta:object-count="0"/>
  </office:meta>
</office:document-meta>
</file>